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8676a" officeooo:paragraph-rsid="0018676a"/>
    </style:style>
    <style:style style:name="P3" style:family="paragraph" style:parent-style-name="Standard">
      <style:paragraph-properties fo:text-align="center" style:justify-single-word="false"/>
      <style:text-properties officeooo:rsid="00192d91" officeooo:paragraph-rsid="00192d91"/>
    </style:style>
    <style:style style:name="P4" style:family="paragraph" style:parent-style-name="Standard">
      <style:paragraph-properties fo:text-align="start" style:justify-single-word="false"/>
      <style:text-properties officeooo:rsid="00192d91" officeooo:paragraph-rsid="00192d91"/>
    </style:style>
    <style:style style:name="P5" style:family="paragraph" style:parent-style-name="Standard">
      <style:paragraph-properties fo:text-align="start" style:justify-single-word="false"/>
      <style:text-properties officeooo:rsid="00193be2" officeooo:paragraph-rsid="00193be2"/>
    </style:style>
    <style:style style:name="T1" style:family="text">
      <style:text-properties officeooo:rsid="001867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9"/><text:span text:style-name="T1">Git</text:span></text:p>
      <text:p text:style-name="P2"/>
      <text:p text:style-name="P2">VCS — это система контроля версии, отслеживает изменения </text:p>
      <text:p text:style-name="P2"/>
      <text:p text:style-name="P2">Repository — место хранения файлов </text:p>
      <text:p text:style-name="P2"/>
      <text:p text:style-name="P2">Commit — это <text:s/>объект с описанием изменений </text:p>
      <text:p text:style-name="P2"/>
      <text:p text:style-name="P2"/>
      <text:p text:style-name="P3">История</text:p>
      <text:p text:style-name="P3"/>
      <text:p text:style-name="P4">1 Первое поколение : локальное, все на одном устройстве, остальные не имеют доступ, можно все потерять . </text:p>
      <text:p text:style-name="P4"><text:s/></text:p>
      <text:p text:style-name="P4">2 Второе поколение : центрелизованная система, управлять удобней, <text:s/>но все зависит от сервера .</text:p>
      <text:p text:style-name="P4"/>
      <text:p text:style-name="P4">3 Третье покаление : распределённые системы, работа в команде, нет утери файлов, хуже контороль, </text:p>
      <text:p text:style-name="P4"/>
      <text:p text:style-name="P5">1 Сохранение изменений и восставление утереных данных</text:p>
      <text:p text:style-name="P5"/>
      <text:p text:style-name="P5">2 Работа в команде : избегание ошибок и отслеживание <text:s/>процесса работы <text:s/></text:p>
      <text:p text:style-name="P5"><text:s/></text:p>
      <text:p text:style-name="P5"><text:s/>Git создал Linus Torvalds 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0:30:40.434483042</meta:creation-date>
    <dc:date>2024-09-09T11:22:31.564259700</dc:date>
    <meta:editing-duration>PT17M23S</meta:editing-duration>
    <meta:editing-cycles>1</meta:editing-cycles>
    <meta:document-statistic meta:table-count="0" meta:image-count="0" meta:object-count="0" meta:page-count="1" meta:paragraph-count="13" meta:word-count="86" meta:character-count="633" meta:non-whitespace-character-count="502"/>
    <meta:generator>LibreOffice/24.2.4.1$Linux_X86_64 LibreOffice_project/420$Build-1</meta:generator>
  </office:meta>
</office:document-meta>
</file>